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10000000868CABC5E994E5C60B.jpg" manifest:media-type="image/jpeg"/>
  <manifest:file-entry manifest:full-path="Pictures/10000000000001610000008FDFBD5D1D5CF9F62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595cm" fo:margin-left="-0.561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3.907cm"/>
    </style:style>
    <style:style style:name="Tableau1.B" style:family="table-column">
      <style:table-column-properties style:column-width="2.688cm"/>
    </style:style>
    <style:style style:name="Tableau1.1" style:family="table-row">
      <style:table-row-properties style:min-row-height="1.101cm" fo:background-color="transparent" fo:keep-together="auto">
        <style:background-image/>
      </style:table-row-properties>
    </style:style>
    <style:style style:name="Tableau1.A1" style:family="table-cell">
      <style:table-cell-properties fo:background-color="#ffffff" fo:padding-left="0.191cm" fo:padding-right="0.3cm" fo:padding-top="0cm" fo:padding-bottom="0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ffffff" fo:padding-left="0.191cm" fo:padding-right="0.3cm" fo:padding-top="0cm" fo:padding-bottom="0cm" fo:border="0.05pt solid #000000">
        <style:background-image/>
      </style:table-cell-properties>
    </style:style>
    <style:style style:name="Tableau1.2" style:family="table-row">
      <style:table-row-properties style:min-row-height="1.106cm" fo:background-color="transparent" fo:keep-together="auto">
        <style:background-image/>
      </style:table-row-properties>
    </style:style>
    <style:style style:name="Tableau1.A2" style:family="table-cell">
      <style:table-cell-properties fo:background-color="#ffffff" fo:padding-left="0.191cm" fo:padding-right="0.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background-color="#ffffff" fo:padding-left="0.191cm" fo:padding-right="0.3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6.251cm" fo:margin-top="0cm" fo:margin-bottom="0cm" table:align="center" fo:background-color="transparent" style:writing-mode="lr-tb">
        <style:background-image/>
      </style:table-properties>
    </style:style>
    <style:style style:name="Tableau2.A" style:family="table-column">
      <style:table-column-properties style:column-width="4.06cm"/>
    </style:style>
    <style:style style:name="Tableau2.B" style:family="table-column">
      <style:table-column-properties style:column-width="4.062cm"/>
    </style:style>
    <style:style style:name="Tableau2.C" style:family="table-column">
      <style:table-column-properties style:column-width="4.06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fo:background-color="#e4ddff" fo:padding-left="0.191cm" fo:padding-right="0.191cm" fo:padding-top="0cm" fo:padding-bottom="0cm" fo:border-left="1.5pt groove #000000" fo:border-right="none" fo:border-top="1.5pt groove #000000" fo:border-bottom="1.5pt outset #000000">
        <style:background-image/>
      </style:table-cell-properties>
    </style:style>
    <style:style style:name="Tableau2.B1" style:family="table-cell">
      <style:table-cell-properties fo:background-color="#e4ddff" fo:padding-left="0.191cm" fo:padding-right="0.191cm" fo:padding-top="0cm" fo:padding-bottom="0cm" fo:border-left="1.5pt outset #000000" fo:border-right="none" fo:border-top="1.5pt groove #000000" fo:border-bottom="1.5pt outset #000000">
        <style:background-image/>
      </style:table-cell-properties>
    </style:style>
    <style:style style:name="Tableau2.D1" style:family="table-cell">
      <style:table-cell-properties fo:background-color="#e4ddff" fo:padding-left="0.191cm" fo:padding-right="0.191cm" fo:padding-top="0cm" fo:padding-bottom="0cm" fo:border-left="1.5pt outset #000000" fo:border-right="1.5pt groove #000000" fo:border-top="1.5pt groove #000000" fo:border-bottom="1.5pt outset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groove #000000" fo:border-right="none" fo:border-top="none" fo:border-bottom="1.5pt groove #000000">
        <style:background-image/>
      </style:table-cell-properties>
    </style:style>
    <style:style style:name="Tableau2.B2" style:family="table-cell">
      <style:table-cell-properties fo:background-color="transparent" fo:padding-left="0.191cm" fo:padding-right="0.191cm" fo:padding-top="0cm" fo:padding-bottom="0cm" fo:border-left="1.5pt outset #000000" fo:border-right="none" fo:border-top="none" fo:border-bottom="1.5pt groove #000000">
        <style:background-image/>
      </style:table-cell-properties>
    </style:style>
    <style:style style:name="Tableau2.D2" style:family="table-cell">
      <style:table-cell-properties fo:background-color="transparent" fo:padding-left="0.191cm" fo:padding-right="0.191cm" fo:padding-top="0cm" fo:padding-bottom="0cm" fo:border-left="1.5pt outset #000000" fo:border-right="1.5pt groove #000000" fo:border-top="none" fo:border-bottom="1.5pt groove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text-properties fo:color="#000000" style:font-name="Arial" officeooo:paragraph-rsid="00113cee"/>
    </style:style>
    <style:style style:name="P4" style:family="paragraph" style:parent-style-name="Standard">
      <style:text-properties fo:color="#000000" style:font-name="Arial" officeooo:rsid="003a50f8" officeooo:paragraph-rsid="003a50f8"/>
    </style:style>
    <style:style style:name="P5" style:family="paragraph" style:parent-style-name="Standard">
      <style:text-properties fo:color="#000000" style:font-name="Arial" officeooo:rsid="003a50f8" officeooo:paragraph-rsid="00410c6c"/>
    </style:style>
    <style:style style:name="P6" style:family="paragraph" style:parent-style-name="Standard">
      <style:text-properties fo:color="#000000" style:font-name="Arial" officeooo:rsid="003a50f8" officeooo:paragraph-rsid="00412b60"/>
    </style:style>
    <style:style style:name="P7" style:family="paragraph" style:parent-style-name="Standard">
      <style:text-properties fo:color="#000000" style:font-name="Arial" officeooo:rsid="0039b81c" officeooo:paragraph-rsid="0039b81c"/>
    </style:style>
    <style:style style:name="P8" style:family="paragraph" style:parent-style-name="Standard">
      <style:text-properties fo:color="#000000" style:font-name="Arial" fo:font-weight="bold" officeooo:rsid="003a50f8" officeooo:paragraph-rsid="003cd6b1" style:font-weight-asian="bold" style:font-weight-complex="bold"/>
    </style:style>
    <style:style style:name="P9" style:family="paragraph" style:parent-style-name="Standard">
      <style:text-properties fo:color="#000000" style:font-name="Arial" fo:font-weight="bold" officeooo:rsid="004f6597" officeooo:paragraph-rsid="004f6597" style:font-weight-asian="bold" style:font-weight-complex="bold"/>
    </style:style>
    <style:style style:name="P10" style:family="paragraph" style:parent-style-name="Standard">
      <style:text-properties fo:font-weight="bold" officeooo:rsid="00410c6c" officeooo:paragraph-rsid="00412b60" style:font-weight-asian="bold" style:font-weight-complex="bold"/>
    </style:style>
    <style:style style:name="P11" style:family="paragraph" style:parent-style-name="Standard">
      <style:text-properties fo:font-weight="bold" officeooo:rsid="00410c6c" officeooo:paragraph-rsid="00410c6c" style:font-weight-asian="bold" style:font-weight-complex="bold"/>
    </style:style>
    <style:style style:name="P12" style:family="paragraph" style:parent-style-name="TA_20_Element_20_Clair_20_centré">
      <style:paragraph-properties fo:margin-top="0cm" fo:margin-bottom="0cm" loext:contextual-spacing="false" fo:line-height="100%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15fe98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17e4df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1831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5fe98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paragraph-rsid="002b7be4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034f122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paragraph-rsid="0048c183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color="#000000" style:font-name="Ari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37e3c8" officeooo:paragraph-rsid="0037e3c8" style:font-size-asian="20pt" style:font-weight-asian="bold" style:font-size-complex="20pt" style:font-weight-complex="bold"/>
    </style:style>
    <style:style style:name="P25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0pt" fo:font-weight="bold" officeooo:rsid="0015fe98" officeooo:paragraph-rsid="0015fe98" style:font-size-asian="20pt" style:font-weight-asian="bold" style:font-size-complex="20pt" style:font-weight-complex="bold"/>
    </style:style>
    <style:style style:name="P26" style:family="paragraph" style:parent-style-name="TA_20_Titre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24pt" fo:font-weight="bold" officeooo:rsid="0037e3c8" officeooo:paragraph-rsid="0037e3c8" style:font-size-asian="24pt" style:font-weight-asian="bold" style:font-size-complex="24pt" style:font-weight-complex="bold"/>
    </style:style>
    <style:style style:name="P27" style:family="paragraph" style:parent-style-name="TA_20_Text_20_centré">
      <style:text-properties officeooo:paragraph-rsid="00229266"/>
    </style:style>
    <style:style style:name="P28" style:family="paragraph" style:parent-style-name="TA_20_Text_20_centré">
      <style:text-properties officeooo:paragraph-rsid="00241831"/>
    </style:style>
    <style:style style:name="P29" style:family="paragraph" style:parent-style-name="TA_20_Text_20_centré">
      <style:text-properties officeooo:paragraph-rsid="002e2124"/>
    </style:style>
    <style:style style:name="P30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color="#000000" style:font-name="Arial"/>
    </style:style>
    <style:style style:name="P31" style:family="paragraph" style:parent-style-name="Standard" style:list-style-name="L1">
      <style:text-properties officeooo:paragraph-rsid="0039b81c"/>
    </style:style>
    <style:style style:name="P32" style:family="paragraph" style:parent-style-name="Standard" style:list-style-name="L2">
      <style:text-properties officeooo:paragraph-rsid="003ce03e"/>
    </style:style>
    <style:style style:name="P33" style:family="paragraph" style:parent-style-name="Standard" style:list-style-name="L1">
      <style:text-properties officeooo:rsid="003a50f8" officeooo:paragraph-rsid="003a50f8"/>
    </style:style>
    <style:style style:name="P34" style:family="paragraph" style:parent-style-name="Standard" style:list-style-name="L3">
      <style:text-properties officeooo:paragraph-rsid="003cd6b1"/>
    </style:style>
    <style:style style:name="P35" style:family="paragraph" style:parent-style-name="Standard" style:list-style-name="L3">
      <style:text-properties fo:color="#000000" style:font-name="Arial" officeooo:rsid="003cd6b1" officeooo:paragraph-rsid="003cd6b1"/>
    </style:style>
    <style:style style:name="P36" style:family="paragraph" style:parent-style-name="Standard" style:list-style-name="L3">
      <style:text-properties fo:color="#000000" style:font-name="Arial" officeooo:rsid="003df4b6" officeooo:paragraph-rsid="003df4b6"/>
    </style:style>
    <style:style style:name="P37" style:family="paragraph" style:parent-style-name="Standard" style:list-style-name="L4">
      <style:text-properties fo:color="#000000" style:font-name="Arial" officeooo:rsid="00410c6c" officeooo:paragraph-rsid="00410c6c"/>
    </style:style>
    <style:style style:name="P38" style:family="paragraph" style:parent-style-name="Standard" style:list-style-name="L4">
      <style:text-properties fo:color="#000000" style:font-name="Arial" officeooo:rsid="00410c6c" officeooo:paragraph-rsid="00412b60"/>
    </style:style>
    <style:style style:name="P39" style:family="paragraph" style:parent-style-name="Standard" style:list-style-name="L3">
      <style:text-properties officeooo:rsid="003d80af" officeooo:paragraph-rsid="003d80af"/>
    </style:style>
    <style:style style:name="P40" style:family="paragraph">
      <style:paragraph-properties fo:text-align="start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fo:font-weight="bold" style:font-weight-asian="bold" style:font-weight-complex="bold"/>
    </style:style>
    <style:style style:name="T3" style:family="text">
      <style:text-properties fo:color="#000000" style:font-name="Arial" fo:font-weight="bold" officeooo:rsid="0017e4df" style:font-weight-asian="bold" style:font-weight-complex="bold"/>
    </style:style>
    <style:style style:name="T4" style:family="text">
      <style:text-properties fo:color="#000000" style:font-name="Arial" fo:font-weight="bold" officeooo:rsid="000c53cb" style:font-weight-asian="bold" style:font-weight-complex="bold"/>
    </style:style>
    <style:style style:name="T5" style:family="text">
      <style:text-properties fo:color="#000000" style:font-name="Arial" fo:font-weight="bold" officeooo:rsid="002977de" style:font-weight-asian="bold" style:font-weight-complex="bold"/>
    </style:style>
    <style:style style:name="T6" style:family="text">
      <style:text-properties fo:color="#000000" style:font-name="Arial" officeooo:rsid="000c53cb"/>
    </style:style>
    <style:style style:name="T7" style:family="text">
      <style:text-properties fo:color="#000000" style:font-name="Arial" fo:font-weight="normal" officeooo:rsid="002c5879" style:font-weight-asian="normal" style:font-weight-complex="normal"/>
    </style:style>
    <style:style style:name="T8" style:family="text">
      <style:text-properties fo:color="#000000" style:font-name="Arial" fo:font-weight="normal" officeooo:rsid="004ca611" style:font-weight-asian="normal" style:font-weight-complex="normal"/>
    </style:style>
    <style:style style:name="T9" style:family="text">
      <style:text-properties fo:color="#000000" style:font-name="Arial" fo:font-weight="normal" officeooo:rsid="0048c183" style:font-weight-asian="normal" style:font-weight-complex="normal"/>
    </style:style>
    <style:style style:name="T10" style:family="text">
      <style:text-properties fo:color="#000000" style:font-name="Arial" fo:font-weight="normal" officeooo:rsid="004a1a85" style:font-weight-asian="normal" style:font-weight-complex="normal"/>
    </style:style>
    <style:style style:name="T11" style:family="text">
      <style:text-properties fo:color="#000000" style:font-name="Arial" fo:font-size="11pt" fo:font-weight="bold" officeooo:rsid="00229266" style:font-size-asian="11pt" style:font-weight-asian="bold" style:font-weight-complex="bold"/>
    </style:style>
    <style:style style:name="T12" style:family="text">
      <style:text-properties fo:color="#000000" style:font-name="Arial" fo:font-size="11pt" fo:font-weight="normal" officeooo:rsid="00241831" style:font-size-asian="11pt" style:font-weight-asian="normal"/>
    </style:style>
    <style:style style:name="T13" style:family="text">
      <style:text-properties fo:color="#000000" style:font-name="Arial" fo:font-size="11pt" fo:font-weight="normal" officeooo:rsid="002e2124" style:font-size-asian="11pt" style:font-weight-asian="normal"/>
    </style:style>
    <style:style style:name="T14" style:family="text">
      <style:text-properties fo:color="#000000" style:font-name="Arial" fo:font-size="11pt" fo:font-weight="normal" officeooo:rsid="000c53cb" style:font-size-asian="11pt" style:font-weight-asian="normal" style:font-size-complex="11pt" style:font-weight-complex="normal"/>
    </style:style>
    <style:style style:name="T15" style:family="text">
      <style:text-properties fo:color="#000000" style:font-name="Arial" fo:font-size="11pt" fo:font-weight="normal" officeooo:rsid="002b7be4" style:font-size-asian="11pt" style:font-weight-asian="normal" style:font-size-complex="11pt" style:font-weight-complex="normal"/>
    </style:style>
    <style:style style:name="T16" style:family="text">
      <style:text-properties fo:color="#000000" style:font-name="Arial" fo:font-size="11pt" fo:font-weight="normal" officeooo:rsid="0053c1a7" style:font-size-asian="11pt" style:font-weight-asian="normal" style:font-size-complex="11pt" style:font-weight-complex="normal"/>
    </style:style>
    <style:style style:name="T17" style:family="text">
      <style:text-properties fo:color="#000000" style:font-name="Arial" fo:font-size="11pt" fo:font-weight="normal" officeooo:rsid="00360204" style:font-size-asian="11pt" style:font-weight-asian="normal"/>
    </style:style>
    <style:style style:name="T18" style:family="text">
      <style:text-properties fo:color="#000000" style:font-name="Arial" fo:font-size="11pt" fo:font-weight="normal" officeooo:rsid="0037e3c8" style:font-size-asian="11pt" style:font-weight-asian="normal"/>
    </style:style>
    <style:style style:name="T19" style:family="text">
      <style:text-properties fo:color="#000000" style:font-name="Arial" fo:font-size="11pt" fo:font-weight="normal" officeooo:rsid="004736f6" style:font-size-asian="11pt" style:font-weight-asian="normal"/>
    </style:style>
    <style:style style:name="T20" style:family="text">
      <style:text-properties fo:color="#000000" style:font-name="Arial" fo:font-size="11pt" fo:font-weight="normal" officeooo:rsid="0052c6cc" style:font-size-asian="11pt" style:font-weight-asian="normal"/>
    </style:style>
    <style:style style:name="T21" style:family="text">
      <style:text-properties fo:color="#000000" style:font-name="Arial" fo:font-size="11pt" officeooo:rsid="000c53cb" style:font-size-asian="11pt" style:font-size-complex="11pt"/>
    </style:style>
    <style:style style:name="T22" style:family="text">
      <style:text-properties fo:color="#000000" style:font-name="Arial" fo:font-size="11pt" officeooo:rsid="0053c1a7" style:font-size-asian="11pt" style:font-size-complex="11pt"/>
    </style:style>
    <style:style style:name="T23" style:family="text">
      <style:text-properties fo:color="#000000" style:font-name="Arial" officeooo:rsid="0015fe98"/>
    </style:style>
    <style:style style:name="T24" style:family="text">
      <style:text-properties fo:color="#000000" style:font-name="Arial" officeooo:rsid="00180ea1"/>
    </style:style>
    <style:style style:name="T25" style:family="text">
      <style:text-properties fo:color="#000000" style:font-name="Arial" officeooo:rsid="002b7be4"/>
    </style:style>
    <style:style style:name="T26" style:family="text">
      <style:text-properties fo:color="#000000" style:font-name="Arial" officeooo:rsid="002be793"/>
    </style:style>
    <style:style style:name="T27" style:family="text">
      <style:text-properties fo:color="#000000" style:font-name="Arial" officeooo:rsid="0039b81c"/>
    </style:style>
    <style:style style:name="T28" style:family="text">
      <style:text-properties fo:color="#000000" style:font-name="Arial" officeooo:rsid="003a10b4"/>
    </style:style>
    <style:style style:name="T29" style:family="text">
      <style:text-properties fo:color="#000000" style:font-name="Arial" officeooo:rsid="003a50f8"/>
    </style:style>
    <style:style style:name="T30" style:family="text">
      <style:text-properties fo:color="#000000" style:font-name="Arial" officeooo:rsid="003cd6b1"/>
    </style:style>
    <style:style style:name="T31" style:family="text">
      <style:text-properties fo:color="#000000" style:font-name="Arial" officeooo:rsid="003df4b6"/>
    </style:style>
    <style:style style:name="T32" style:family="text">
      <style:text-properties fo:color="#000000" style:font-name="Arial" officeooo:rsid="003e4384"/>
    </style:style>
    <style:style style:name="T33" style:family="text">
      <style:text-properties fo:color="#000000" style:font-name="Arial" officeooo:rsid="00412b60"/>
    </style:style>
    <style:style style:name="T34" style:family="text">
      <style:text-properties style:use-window-font-color="true" style:font-name="Arial" officeooo:rsid="00444ac1"/>
    </style:style>
    <style:style style:name="T35" style:family="text">
      <style:text-properties officeooo:rsid="003cd6b1"/>
    </style:style>
    <style:style style:name="T36" style:family="text">
      <style:text-properties officeooo:rsid="00412b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data-style-name="C121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21" number:language="en" number:country="US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date form:name="Champ de date 1" form:control-implementation="ooo:com.sun.star.form.component.DateField" xml:id="control1" form:id="control1" form:current-value="2020-02-03" form:min-value="1800-01-01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ObjIDinMSO" office:value-type="float" office:value="65535"/>
              <form:property form:property-name="Text" office:value-type="string" office:string-value="03/02/2020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4"><text:span text:style-name="TA_20_Style_20_foncé"><text:span text:style-name="T2">Auteur</text:span></text:span></text:p>
            <text:p text:style-name="P14"><text:span text:style-name="TA_20_Element_20_clair_20_marqué"><text:span text:style-name="T16">Saad CHIADMI</text:span></text:span><text:span text:style-name="TA_20_Element_20_clair_20_marqué"><text:span text:style-name="T14"> </text:span></text:span><text:span text:style-name="TA_20_Element_20_clair_20_marqué"><text:span text:style-name="T21"><text:s text:c="2"/></text:span></text:span><text:span text:style-name="TA_20_Element_20_clair_20_marqué"><text:span text:style-name="T6"><text:s text:c="16"/></text:span></text:span></text:p>
          </table:table-cell>
          <table:table-cell table:style-name="Tableau1.B1" office:value-type="string">
            <text:p text:style-name="P22"><draw:control text:anchor-type="as-char" draw:z-index="0" draw:style-name="gr1" draw:text-style-name="P40" svg:width="2.398cm" svg:height="0.578cm" draw:control="control1"/></text:p>
          </table:table-cell>
        </table:table-row>
        <table:table-row table:style-name="Tableau1.2">
          <table:table-cell table:style-name="Tableau1.A2" office:value-type="string">
            <text:p text:style-name="P14"><text:span text:style-name="TA_20_Style_20_foncé"><text:span text:style-name="T2">Equipe</text:span></text:span></text:p>
            <text:p text:style-name="P19"><text:span text:style-name="TA_20_Style_20_clair"><text:span text:style-name="T25">Saad C</text:span></text:span><text:span text:style-name="TA_20_Style_20_clair"><text:span text:style-name="T26">HIADMI</text:span></text:span><text:span text:style-name="TA_20_Style_20_clair"><text:span text:style-name="T25">, Thomas COGGIA</text:span></text:span></text:p>
          </table:table-cell>
          <table:table-cell table:style-name="Tableau1.B2" table:number-rows-spanned="2" office:value-type="string">
            <text:p text:style-name="P18"><text:span text:style-name="TA_20_Style_20_foncé"><text:span text:style-name="T6"/></text:span></text:p>
            <text:p text:style-name="P17"><text:span text:style-name="TA_20_Style_20_foncé"><text:span text:style-name="T4">Statut</text:span></text:span></text:p>
            <text:p text:style-name="P17"><text:span text:style-name="TA_20_Style_20_clair"><text:span text:style-name="T24">F</text:span></text:span><text:span text:style-name="TA_20_Style_20_clair"><text:span text:style-name="T23">inal</text:span></text:span></text:p>
            <text:p text:style-name="P16"><text:span text:style-name="TA_20_Element_20_clair_20_marqué"><text:span text:style-name="T1"><text:s text:c="4"/></text:span></text:span></text:p>
          </table:table-cell>
        </table:table-row>
        <table:table-row table:style-name="Tableau1.1">
          <table:table-cell table:style-name="Tableau1.A2" office:value-type="string">
            <text:p text:style-name="P15"><text:span text:style-name="TA_20_Style_20_clair"><text:span text:style-name="T3">Destinaire</text:span></text:span><text:span text:style-name="TA_20_Style_20_clair"><text:span text:style-name="T5">(</text:span></text:span><text:span text:style-name="TA_20_Style_20_clair"><text:span text:style-name="T3">s</text:span></text:span><text:span text:style-name="TA_20_Style_20_clair"><text:span text:style-name="T5">)</text:span></text:span></text:p>
            <text:p text:style-name="P21"><text:span text:style-name="TA_20_Style_20_clair"><text:span text:style-name="T9">Kévin MENANT, Charaf LACHACHI</text:span></text:span>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15"><text:span text:style-name="TA_20_Style_20_foncé"><text:span text:style-name="T2">Chemi</text:span></text:span><text:span text:style-name="TA_20_Style_20_foncé"><text:span text:style-name="T3">n</text:span></text:span></text:p>
            <text:p text:style-name="P20"><text:span text:style-name="TA_20_Style_20_clair"><text:span text:style-name="T8">Babyfoot</text:span></text:span><text:span text:style-name="TA_20_Style_20_clair"><text:span text:style-name="T7">/TAPS/</text:span></text:span><text:span text:style-name="TA_20_Style_20_clair"><text:span text:style-name="T10">Manuel d’utilisation</text:span></text:span></text:p>
          </table:table-cell>
          <table:table-cell table:style-name="Tableau1.B2" office:value-type="string">
            <text:p text:style-name="P13"><text:span text:style-name="TA_20_Style_20_foncé"><text:span text:style-name="T1">Page(s)</text:span></text:span><text:span text:style-name="TA_20_Element_20_clair_20_marqué"><text:span text:style-name="T1"> : </text:span></text:span><field:fieldmark-start text:name="Bookmark" field:type="SECTIONPAGES  \* Arabic  \* MERGEFORMAT"/><text:span text:style-name="TA_20_Style_20_clair"><text:span text:style-name="T34">2</text:span></text:span><field:fieldmark-end/></text:p>
          </table:table-cell>
        </table:table-row>
      </table:table>
      <text:p text:style-name="P25"/>
      <text:p text:style-name="P26">Gestion de tournois de babyfoot</text:p>
      <text:p text:style-name="P23"/>
      <text:p text:style-name="P24">Manuel d’utilisation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 table:number-columns-repeated="2"/>
        <table:table-row table:style-name="Tableau2.1">
          <table:table-cell table:style-name="Tableau2.A1" office:value-type="string">
            <text:p text:style-name="P12"><text:span text:style-name="TA_20_Element_20_clair_20_marqué"><text:span text:style-name="T2">Version</text:span></text:span></text:p>
          </table:table-cell>
          <table:table-cell table:style-name="Tableau2.B1" office:value-type="string">
            <text:p text:style-name="P12"><text:span text:style-name="TA_20_Element_20_clair_20_marqué"><text:span text:style-name="T2">Date</text:span></text:span></text:p>
          </table:table-cell>
          <table:table-cell table:style-name="Tableau2.B1" office:value-type="string">
            <text:p text:style-name="P12"><text:span text:style-name="TA_20_Element_20_clair_20_marqué"><text:span text:style-name="T2">Modifications</text:span></text:span></text:p>
          </table:table-cell>
          <table:table-cell table:style-name="Tableau2.D1" office:value-type="string">
            <text:p text:style-name="P12"><text:span text:style-name="TA_20_Element_20_clair_20_marqué"><text:span text:style-name="T2">Rédacteur(s)</text:span></text:span></text:p>
          </table:table-cell>
        </table:table-row>
        <table:table-row table:style-name="Tableau2.1">
          <table:table-cell table:style-name="Tableau2.A2" office:value-type="string">
            <text:p text:style-name="P27"><text:span text:style-name="TA_20_Element_20_clair_20_marqué"><text:span text:style-name="T11">1.0</text:span></text:span></text:p>
          </table:table-cell>
          <table:table-cell table:style-name="Tableau2.B2" office:value-type="string">
            <text:p text:style-name="P28"><text:span text:style-name="TA_20_Element_20_clair_20_marqué"><text:span text:style-name="T12">0</text:span></text:span><text:span text:style-name="TA_20_Element_20_clair_20_marqué"><text:span text:style-name="T18">3</text:span></text:span><text:span text:style-name="TA_20_Element_20_clair_20_marqué"><text:span text:style-name="T12">/</text:span></text:span><text:span text:style-name="TA_20_Element_20_clair_20_marqué"><text:span text:style-name="T17">0</text:span></text:span><text:span text:style-name="TA_20_Element_20_clair_20_marqué"><text:span text:style-name="T18">2</text:span></text:span><text:span text:style-name="TA_20_Element_20_clair_20_marqué"><text:span text:style-name="T12">/20</text:span></text:span><text:span text:style-name="TA_20_Element_20_clair_20_marqué"><text:span text:style-name="T19">20</text:span></text:span></text:p>
          </table:table-cell>
          <table:table-cell table:style-name="Tableau2.B2" office:value-type="string">
            <text:p text:style-name="P28"><text:span text:style-name="TA_20_Element_20_clair_20_marqué"><text:span text:style-name="T12">Final</text:span></text:span></text:p>
          </table:table-cell>
          <table:table-cell table:style-name="Tableau2.D2" office:value-type="string">
            <text:p text:style-name="P29"><text:span text:style-name="TA_20_Element_20_clair_20_marqué"><text:span text:style-name="T13">S</text:span></text:span><text:span text:style-name="TA_20_Element_20_clair_20_marqué"><text:span text:style-name="T20">aad CHIADMI</text:span></text:span></text:p>
          </table:table-cell>
        </table:table-row>
      </table:table>
      <text:p text:style-name="P3"/>
      <text:p text:style-name="P3"/>
      <text:p text:style-name="P7"/>
      <text:p text:style-name="P7"/>
      <text:p text:style-name="P7"/>
      <text:p text:style-name="P9">Menu :</text:p>
      <text:list xml:id="list3834871145" text:style-name="L1">
        <text:list-item>
          <text:p text:style-name="P31"><text:span text:style-name="T30">Connectez vous </text:span><text:span text:style-name="T27">avec </text:span><text:span text:style-name="T30">vos</text:span><text:span text:style-name="T27"> identifiants Azure d’Expertime.</text:span></text:p>
        </text:list-item>
        <text:list-item>
          <text:p text:style-name="P31"><text:span text:style-name="T27">Après </text:span><text:span text:style-name="T30">vous être</text:span><text:span text:style-name="T27"> authentifié, sélectionne</text:span><text:span text:style-name="T30">z</text:span><text:span text:style-name="T27"> une fonctionnalité de l’application parmi :</text:span></text:p>
        </text:list-item>
      </text:list>
      <text:list xml:id="list1868838898" text:style-name="L2">
        <text:list-item>
          <text:list>
            <text:list-item>
              <text:p text:style-name="P32"><text:span text:style-name="T27">«</text:span><text:span text:style-name="T28"> Start a</text:span><text:span text:style-name="T27"> tournament »</text:span></text:p>
            </text:list-item>
            <text:list-item>
              <text:p text:style-name="P32"><text:span text:style-name="T27">«</text:span><text:span text:style-name="T28"> Tournaments »</text:span></text:p>
            </text:list-item>
            <text:list-item>
              <text:p text:style-name="P32"><text:span text:style-name="T28">« </text:span><text:span text:style-name="T29">Players »</text:span></text:p>
            </text:list-item>
          </text:list>
        </text:list-item>
      </text:list>
      <text:list xml:id="list85416358288488" text:continue-list="list3834871145" text:style-name="L1">
        <text:list-item>
          <text:p text:style-name="P33"><text:span text:style-name="T1">A tout moment, </text:span><text:span text:style-name="T30">vous pouvez faire apparaître le dashboard en glissant à droite, et ainsi naviguer vers une des fonctionnalités principales de l’application.</text:span></text:p>
        </text:list-item>
      </text:list>
      <text:p text:style-name="P4"/>
      <text:p text:style-name="P4"/>
      <text:p text:style-name="P4"><text:soft-page-break/></text:p>
      <text:p text:style-name="P4"/>
      <text:p text:style-name="P8">Start a tournament :</text:p>
      <text:list xml:id="list2236006105" text:style-name="L3">
        <text:list-item>
          <text:p text:style-name="P34"><text:span text:style-name="T27">S</text:span><text:span text:style-name="T29">électionne</text:span><text:span text:style-name="T30">z</text:span><text:span text:style-name="T29"> un nombre pair de joueurs </text:span><text:span text:style-name="T30">(</text:span><text:span text:style-name="T29">et au moins 8 pour faire 4 équipes</text:span><text:span text:style-name="T30">)</text:span><text:span text:style-name="T29"> dans la barre de sélection, en s’aidant de l’auto-complétion.</text:span></text:p>
        </text:list-item>
        <text:list-item>
          <text:p text:style-name="P35">Appuyez sur «Create a tournament » lorsque vous avez remplis ces conditions, et que vous êtres prêt à créer un tournoi.</text:p>
        </text:list-item>
        <text:list-item>
          <text:p text:style-name="P35">Sélectionnez le match de poule que vous souhaitez commencer, sachant que l’ordre prédéfinit permet d’éviter que deux équipes jouent trop souvent deux fois d’affilé.</text:p>
        </text:list-item>
        <text:list-item>
          <text:p text:style-name="P35">Gérez le match comme bon vous semble, jusqu’à ce que les 5 minutes soit atteints, ou que 5 buts soient marqués par une équipe. L’attribution des buts se fait par joueur.</text:p>
        </text:list-item>
        <text:list-item>
          <text:p text:style-name="P35">A l’issue d’un match, revenez à l’étape 3, jusqu’à ce que tous les matchs de poule soient terminés.</text:p>
        </text:list-item>
        <text:list-item>
          <text:p text:style-name="P39"><text:span text:style-name="T1">Les </text:span><text:span text:style-name="T31">matchs de demi-finales sont générés automatiquement. Gérez ces matchs.</text:span></text:p>
        </text:list-item>
        <text:list-item>
          <text:p text:style-name="P36">Une fois les demi-finales terminées, la finale sera elle aussi générée automatiquement. Gérez la finale.</text:p>
        </text:list-item>
        <text:list-item>
          <text:p text:style-name="P36">Lorsque la finale est terminée, vous revenez sur l’historique des matchs du tournoi</text:p>
        </text:list-item>
      </text:list>
      <text:p text:style-name="P5"/>
      <text:p text:style-name="P11"><text:span text:style-name="T32">T</text:span><text:span text:style-name="T1">ournaments :</text:span></text:p>
      <text:list xml:id="list1550174080" text:style-name="L4">
        <text:list-item>
          <text:p text:style-name="P37"><text:span text:style-name="T35">C</text:span>onsultez les tournois par ordre chronologique</text:p>
        </text:list-item>
      </text:list>
      <text:p text:style-name="P6"/>
      <text:p text:style-name="P10"><text:span text:style-name="T33">Players </text:span><text:span text:style-name="T1">:</text:span></text:p>
      <text:list xml:id="list85416000982682" text:continue-numbering="true" text:style-name="L4">
        <text:list-item>
          <text:p text:style-name="P38"><text:span text:style-name="T35">C</text:span>onsultez les <text:span text:style-name="T36">statistiques des joueurs avec la possibilité de filtrer par pseudo, et avec deux vues différentes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Segoe UI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353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353cm" loext:contextual-spacing="false" fo:keep-together="always" fo:keep-with-next="always"/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.353cm" loext:contextual-spacing="false" fo:keep-together="always" fo:keep-with-next="always"/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.353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Titre" style:display-name="TA Titre" style:family="paragraph" style:parent-style-name="Standard" style:next-style-name="Standard" style:default-outline-level="">
      <style:paragraph-properties fo:margin-top="0.635cm" fo:margin-bottom="0.423cm" loext:contextual-spacing="false" fo:keep-together="always" fo:keep-with-next="always"/>
      <style:text-properties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TA_20_Titre_20_1_20_sans_20_numérotation" style:display-name="TA Titre 1 sans numérotation" style:family="paragraph" style:parent-style-name="TA_20_Titre_20__3c_abstrait_3e_" style:next-style-name="TA_20_Paragraphe" style:default-outline-level="1" style:list-style-name="">
      <style:text-properties fo:color="#1f497d" fo:font-size="14pt" fo:font-weight="bold" style:font-size-asian="14pt" style:font-weight-asian="bold"/>
    </style:style>
    <style:style style:name="TA_20_Titre_20_2_20_sans_20_numérotation" style:display-name="TA Titre 2 sans numérotation" style:family="paragraph" style:parent-style-name="TA_20_Titre_20__3c_abstrait_3e_" style:next-style-name="TA_20_Paragraphe" style:default-outline-level="2" style:list-style-name="">
      <style:text-properties fo:color="#1f497d" fo:font-size="14pt" fo:font-weight="bold" style:font-size-asian="14pt" style:font-weight-asian="bold"/>
    </style:style>
    <style:style style:name="TA_20_Texte_20_code_20_source" style:display-name="TA Texte code source" style:family="paragraph" style:default-outline-level="">
      <style:paragraph-properties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Titre_20_3_20_sans_20_numérotation" style:display-name="TA Titre 3 sans numérotation" style:family="paragraph" style:parent-style-name="TA_20_Titre_20__3c_abstrait_3e_" style:next-style-name="TA_20_Paragraphe" style:default-outline-level="3" style:list-style-name="">
      <style:text-properties fo:color="#4f81bd" fo:font-size="12pt" fo:font-weight="bold" style:font-size-asian="12pt" style:font-weight-asian="bold"/>
    </style:style>
    <style:style style:name="TA_20_Titre_20_4_20_sans_20_numérotation" style:display-name="TA Titre 4 sans numérotation" style:family="paragraph" style:parent-style-name="TA_20_Titre_20__3c_abstrait_3e_" style:next-style-name="TA_20_Paragraphe" style:default-outline-level="4" style:list-style-name="">
      <style:text-properties fo:color="#8db3e2"/>
    </style:style>
    <style:style style:name="TA_20_Titre_20_1_20_avec_20_numérotation" style:display-name="TA Titre 1 avec numérotation" style:family="paragraph" style:parent-style-name="TA_20_Titre_20_1_20_sans_20_numérotation" style:next-style-name="TA_20_Paragraphe" style:default-outline-level=""/>
    <style:style style:name="TA_20_Titre_20_2_20_avec_20_numérotation" style:display-name="TA Titre 2 avec numérotation" style:family="paragraph" style:parent-style-name="TA_20_Titre_20_2_20_sans_20_numérotation" style:next-style-name="TA_20_Paragraphe" style:default-outline-level=""/>
    <style:style style:name="TA_20_Titre_20_3_20_avec_20_numérotation" style:display-name="TA Titre 3 avec numérotation" style:family="paragraph" style:parent-style-name="TA_20_Titre_20_3_20_sans_20_numérotation" style:next-style-name="TA_20_Paragraphe" style:default-outline-level=""/>
    <style:style style:name="TA_20_Titre_20_4_20_avec_20_numérotation" style:display-name="TA Titre 4 avec numérotation" style:family="paragraph" style:parent-style-name="TA_20_Titre_20_4_20_sans_20_numérotation" style:next-style-name="TA_20_Paragraphe" style:default-outline-level=""/>
    <style:style style:name="TA_20_Petit_20_titre_20_d_27_un_20_paragraphe" style:display-name="TA Petit titre d'un paragraphe" style:family="paragraph" style:parent-style-name="TA_20_Texte_20_brut" style:next-style-name="TA_20_Paragraphe" style:default-outline-level="">
      <style:paragraph-properties fo:margin-top="0.212cm" fo:margin-bottom="0.212cm" loext:contextual-spacing="false" fo:keep-together="always" fo:keep-with-next="always"/>
      <style:text-properties fo:color="#4f81bd" style:text-underline-style="solid" style:text-underline-width="auto" style:text-underline-color="font-color" style:font-name-complex="Times New Roman" style:font-family-complex="'Times New Roman'" style:font-family-generic-complex="system" style:font-pitch-complex="variable" style:font-size-complex="12pt"/>
    </style:style>
    <style:style style:name="TA_20_Texte_20_brut" style:display-name="TA Texte brut" style:family="paragraph" style:parent-style-name="Standard" style:default-outline-level="">
      <style:paragraph-properties fo:text-align="justify" style:justify-single-word="false"/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Paragraphe" style:display-name="TA Paragraphe" style:family="paragraph" style:parent-style-name="TA_20_Texte_20_brut" style:default-outline-level="">
      <style:paragraph-properties fo:margin-left="0cm" fo:margin-right="0cm" fo:margin-top="0cm" fo:margin-bottom="0.106cm" loext:contextual-spacing="false" fo:keep-together="always" fo:text-indent="0.501cm" style:auto-text-indent="false"/>
    </style:style>
    <style:style style:name="TA_20_Zone_20_code_20_source" style:display-name="TA Zone code source" style:family="paragraph" style:parent-style-name="TA_20_Texte_20_code_20_source" style:default-outline-level="">
      <loext:graphic-properties draw:fill="solid" draw:fill-color="#e5e5e5"/>
      <style:paragraph-properties fo:margin-top="0.212cm" fo:margin-bottom="0.212cm" loext:contextual-spacing="true" fo:line-height="110%" fo:background-color="#e5e5e5" fo:padding-left="0.176cm" fo:padding-right="0.176cm" fo:padding-top="0.141cm" fo:padding-bottom="0.141cm" fo:border="0.51pt solid #4f81bd"/>
    </style:style>
    <style:style style:name="TA_20_Paragraphe_20_avec_20_séparation_20_en_20_haut" style:display-name="TA Paragraphe avec séparation en haut" style:family="paragraph" style:parent-style-name="TA_20_Paragraphe" style:default-outline-level="">
      <style:paragraph-properties fo:margin-top="0.635cm" fo:margin-bottom="0.106cm" loext:contextual-spacing="false"/>
    </style:style>
    <style:style style:name="caption" style:family="paragraph" style:parent-style-name="Standard" style:next-style-name="Standard" style:default-outline-level="">
      <style:text-properties fo:color="#4f81bd" fo:font-size="9pt" fo:font-weight="bold" style:font-size-asian="9pt" style:font-weight-asian="bold" style:font-size-complex="9pt" style:font-weight-complex="bold"/>
    </style:style>
    <style:style style:name="TA_20_Titre_20__3c_abstrait_3e_" style:display-name="TA Titre &lt;abstrait&gt;" style:family="paragraph" style:parent-style-name="TA_20_Texte_20_brut" style:next-style-name="TA_20_Paragraphe" style:default-outline-level="">
      <style:paragraph-properties fo:margin-top="0.635cm" fo:margin-bottom="0.423cm" loext:contextual-spacing="false" fo:keep-together="always" fo:keep-with-next="always"/>
    </style:style>
    <style:style style:name="TA_20_Liste_20__3c_abstrait_3e_" style:display-name="TA Liste &lt;abstrait&gt;" style:family="paragraph" style:parent-style-name="TA_20_Texte_20_brut" style:default-outline-level="">
      <style:paragraph-properties fo:margin-top="0.212cm" fo:margin-bottom="0.212cm" loext:contextual-spacing="false"/>
      <style:text-properties style:font-name="Calibri" fo:font-family="Calibri" style:font-family-generic="roman" style:font-pitch="variable" fo:font-size="11pt" style:font-size-asian="11pt"/>
    </style:style>
    <style:style style:name="TA_20_Liste_20_à_20_puce_20_1" style:display-name="TA Liste à puce 1" style:family="paragraph" style:parent-style-name="TA_20_Liste_20__3c_abstrait_3e_" style:default-outline-level=""/>
    <style:style style:name="TA_20_Liste_20_à_20_puce_20_2" style:display-name="TA Liste à puce 2" style:family="paragraph" style:parent-style-name="TA_20_Liste_20__3c_abstrait_3e_" style:default-outline-level=""/>
    <style:style style:name="TA_20_Liste_20_à_20_puce_20_3" style:display-name="TA Liste à puce 3" style:family="paragraph" style:parent-style-name="TA_20_Liste_20__3c_abstrait_3e_" style:default-outline-level=""/>
    <style:style style:name="TA_20_Liste_20_à_20_puce_20_4" style:display-name="TA Liste à puce 4" style:family="paragraph" style:parent-style-name="TA_20_Liste_20__3c_abstrait_3e_" style:default-outline-level=""/>
    <style:style style:name="TA_20_Liste_20_à_20_numéro_20_1" style:display-name="TA Liste à numéro 1" style:family="paragraph" style:parent-style-name="TA_20_Liste_20__3c_abstrait_3e_" style:default-outline-level=""/>
    <style:style style:name="TA_20_Liste_20_à_20_numéro_20_2" style:display-name="TA Liste à numéro 2" style:family="paragraph" style:parent-style-name="TA_20_Liste_20__3c_abstrait_3e_" style:default-outline-level=""/>
    <style:style style:name="TA_20_Liste_20_à_20_numéro_20_3" style:display-name="TA Liste à numéro 3" style:family="paragraph" style:parent-style-name="TA_20_Liste_20__3c_abstrait_3e_" style:default-outline-level=""/>
    <style:style style:name="TA_20_Liste_20_à_20_numéro_20_4" style:display-name="TA Liste à numéro 4" style:family="paragraph" style:parent-style-name="TA_20_Liste_20__3c_abstrait_3e_" style:default-outline-level=""/>
    <style:style style:name="TA_20_Liste_20_à_20_tiret_20_1" style:display-name="TA Liste à tiret 1" style:family="paragraph" style:parent-style-name="TA_20_Liste_20__3c_abstrait_3e_" style:default-outline-level=""/>
    <style:style style:name="TA_20_Liste_20_à_20_tiret_20_2" style:display-name="TA Liste à tiret 2" style:family="paragraph" style:parent-style-name="TA_20_Liste_20__3c_abstrait_3e_" style:default-outline-level=""/>
    <style:style style:name="TA_20_Liste_20_à_20_tiret_20_3" style:display-name="TA Liste à tiret 3" style:family="paragraph" style:parent-style-name="TA_20_Liste_20__3c_abstrait_3e_" style:default-outline-level=""/>
    <style:style style:name="TA_20_Liste_20_à_20_tiret_20_4" style:display-name="TA Liste à tiret 4" style:family="paragraph" style:parent-style-name="TA_20_Liste_20__3c_abstrait_3e_" style:default-outline-level=""/>
    <style:style style:name="TA_20_WhiteTexte" style:display-name="TA WhiteTexte" style:family="paragraph" style:parent-style-name="TA_20_Texte_20_brut" style:next-style-name="TA_20_Texte_20_brut" style:default-outline-level="">
      <style:paragraph-properties fo:margin-top="0.212cm" fo:margin-bottom="0.212cm" loext:contextual-spacing="false" fo:text-align="center" style:justify-single-word="false"/>
      <style:text-properties fo:color="#ffffff" fo:font-weight="bold" style:font-weight-asian="bold"/>
    </style:style>
    <style:style style:name="TA_20_Paragraphe_20_centré" style:display-name="TA Paragraphe centré" style:family="paragraph" style:parent-style-name="TA_20_Paragraphe" style:next-style-name="TA_20_Paragraphe" style:default-outline-level="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font-size-asian="11pt"/>
    </style:style>
    <style:style style:name="List_20_Bullet" style:display-name="List Bullet" style:family="paragraph" style:parent-style-name="Standard" style:default-outline-level="">
      <style:paragraph-properties fo:margin-left="0.63cm" fo:margin-right="0cm" fo:margin-top="0.212cm" fo:margin-bottom="0.212cm" loext:contextual-spacing="true" fo:text-indent="-0.63cm" style:auto-text-indent="false"/>
    </style:style>
    <style:style style:name="TA_20_Paragraphe_20_Image_20_centré" style:display-name="TA Paragraphe Image centré" style:family="paragraph" style:parent-style-name="TA_20_Paragraphe" style:next-style-name="TA_20_Paragraphe" style:default-outline-level="">
      <style:paragraph-properties fo:margin-top="0.212cm" fo:margin-bottom="0.212cm" loext:contextual-spacing="false" fo:text-align="center" style:justify-single-word="false"/>
    </style:style>
    <style:style style:name="TA2008_20_-_20_Normal" style:display-name="TA2008 - Normal" style:family="paragraph" style:parent-style-name="Standard" style:default-outline-level="">
      <style:paragraph-properties fo:text-align="justify" style:justify-single-word="false"/>
      <style:text-properties fo:font-size="13pt" style:font-size-asian="13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TA_20_Titre_20_1" style:display-name="TA Titre 1" style:family="paragraph" style:parent-style-name="Heading_20_1" style:next-style-name="Standard" style:default-outline-level="" style:list-style-name="">
      <style:paragraph-properties fo:margin-top="0.635cm" fo:margin-bottom="0.423cm" loext:contextual-spacing="false" fo:keep-together="auto"/>
      <style:text-properties fo:color="#1f497d" style:font-name="Palatino Linotype" fo:font-family="'Palatino Linotype'" style:font-family-generic="roman" style:font-pitch="variable" fo:language="en" fo:country="US" style:letter-kerning="true" style:language-asian="en" style:country-asian="US" style:font-size-complex="16pt" style:language-complex="en" style:country-complex="US"/>
    </style:style>
    <style:style style:name="TA_20_Titre_20_2" style:display-name="TA Titre 2" style:family="paragraph" style:parent-style-name="TA_20_Titre_20_1" style:next-style-name="Standard" style:default-outline-level="2">
      <style:paragraph-properties fo:margin-left="0.635cm" fo:margin-right="0cm" fo:text-indent="-0.635cm" style:auto-text-indent="false"/>
    </style:style>
    <style:style style:name="TA_20_Titre_20_3" style:display-name="TA Titre 3" style:family="paragraph" style:parent-style-name="TA_20_Titre_20_2" style:next-style-name="Standard" style:default-outline-level="3">
      <style:paragraph-properties fo:margin-left="0.635cm" fo:margin-right="0cm" fo:text-indent="-0.635cm" style:auto-text-indent="false"/>
      <style:text-properties fo:color="#4f81bd" fo:font-size="12pt" style:font-size-asian="12pt"/>
    </style:style>
    <style:style style:name="TA_20_Titre_20_4" style:display-name="TA Titre 4" style:family="paragraph" style:parent-style-name="TA_20_Titre_20_3" style:next-style-name="Standard" style:default-outline-level="4">
      <style:paragraph-properties fo:margin-left="0.635cm" fo:margin-right="0cm" fo:text-indent="-0.635cm" style:auto-text-indent="false"/>
      <style:text-properties fo:font-weight="normal" style:font-weight-asian="normal"/>
    </style:style>
    <style:style style:name="TA_20_Element_20_Gras" style:display-name="TA Element Gras" style:family="paragraph" style:parent-style-name="Standard" style:default-outline-level="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" style:display-name="TA Element" style:family="paragraph" style:default-outline-level="">
      <style:paragraph-properties fo:text-align="start" style:justify-single-word="false" fo:orphans="2" fo:widows="2" style:writing-mode="lr-tb"/>
      <style:text-properties fo:color="#4f81bd" style:font-name="Palatino Linotype" fo:font-family="'Palatino Linotype'" style:font-family-generic="roman" style:font-pitch="variable" fo:font-size="12pt" style:font-size-asian="12pt" style:font-size-complex="12pt"/>
    </style:style>
    <style:style style:name="TA_20_Texte" style:display-name="TA Texte" style:family="paragraph" style:parent-style-name="Standard" style:default-outline-level="">
      <style:paragraph-properties fo:line-height="100%"/>
      <style:text-properties fo:color="#000000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loext:contextual-spacing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/>
      <style:text-properties style:language-asian="en" style:country-asian="US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TA_20_Text_20_centré" style:display-name="TA Text centré" style:family="paragraph" style:parent-style-name="TA_20_Texte" style:default-outline-level="">
      <style:paragraph-properties fo:text-align="center" style:justify-single-word="false"/>
      <style:text-properties style:language-complex="en" style:country-complex="US"/>
    </style:style>
    <style:style style:name="TA_20_Element_20_Clair_20_centré" style:display-name="TA Element Clair centré" style:family="paragraph" style:parent-style-name="TA_20_Text_20_centré" style:default-outline-level=""/>
    <style:style style:name="Bibliography" style:family="paragraph" style:parent-style-name="Standard" style:next-style-name="Standard" style:default-outline-level=""/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margin-top="0cm" fo:margin-bottom="0cm" loext:contextual-spacing="false" fo:line-height="100%" fo:text-indent="-0.388cm" style:auto-text-indent="false"/>
    </style:style>
    <style:style style:name="TA_20_Titre_20_5_20_avec_20_numérotation" style:display-name="TA Titre 5 avec numérotation" style:family="paragraph" style:parent-style-name="TA_20_Titre_20__3c_abstrait_3e_" style:default-outline-level="">
      <style:text-properties fo:color="#8db3e2"/>
    </style:style>
    <style:style style:name="TA_20_Titre_20_5_20_sans_20_numérotation" style:display-name="TA Titre 5 sans numérotation" style:family="paragraph" style:parent-style-name="TA_20_Titre_20_5_20_avec_20_numérotation" style:default-outline-level="">
      <style:paragraph-properties fo:margin-left="1.905cm" fo:margin-right="0cm" fo:text-indent="-1.905cm" style:auto-text-indent="false"/>
      <style:text-properties style:font-name="Calibri" fo:font-family="Calibri" style:font-family-generic="roman" style:font-pitch="variable" fo:font-size="11pt" style:font-size-asian="11pt"/>
    </style:style>
    <style:style style:name="TA_20_Titre_20_6_20_sans_20_numérotation" style:display-name="TA Titre 6 sans numérotation" style:family="paragraph" style:parent-style-name="Heading_20_6" style:default-outline-level="" style:list-style-name="">
      <style:text-properties fo:color="#8db3e2" fo:font-style="normal" style:font-style-asian="normal"/>
    </style:style>
    <style:style style:name="TA_20_Titre_20_6_20_avec_20_numérotation" style:display-name="TA Titre 6 avec numérotation" style:family="paragraph" style:parent-style-name="TA_20_Titre_20_6_20_sans_20_numérotation" style:default-outline-level="">
      <style:text-properties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_20_Mot_20_clé" style:display-name="TA Mot clé" style:family="tex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1f497d" style:text-underline-style="solid" style:text-underline-width="auto" style:text-underline-color="font-color"/>
    </style:style>
    <style:style style:name="TA_20_Petit_20_titre_20_d_27_un_20_paragraphe_20_Car" style:display-name="TA Petit titre d'un paragraphe Car" style:family="text" style:parent-style-name="Default_20_Paragraph_20_Font">
      <style:text-properties fo:color="#4f81bd" style:font-name="Palatino Linotype" fo:font-family="'Palatino Linotype'" style:font-family-generic="roman" style:font-pitch="variable" fo:font-size="10pt" style:text-underline-style="solid" style:text-underline-width="auto" style:text-underline-color="font-color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_20_Texte_20_brut_20_Car" style:display-name="TA Texte brut Car" style:family="text" style:parent-style-name="Default_20_Paragraph_20_Font">
      <style:text-properties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TA_20_Texte_20_code_20_source_20_Car" style:display-name="TA Texte code source Car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size-asian="10pt" style:language-asian="en" style:country-asian="US" style:font-name-complex="Times New Roman" style:font-family-complex="'Times New Roman'" style:font-family-generic-complex="system" style:font-pitch-complex="variable" style:font-size-complex="12pt" style:language-complex="en" style:country-complex="US"/>
    </style:style>
    <style:style style:name="TA_20_Paragraphe_20_Car" style:display-name="TA Paragraphe Car" style:family="text" style:parent-style-name="TA_20_Texte_20_brut_20_Car"/>
    <style:style style:name="TA_20_Zone_20_code_20_source_20_Car" style:display-name="TA Zone code source Car" style:family="text" style:parent-style-name="TA_20_Texte_20_code_20_source_20_Car">
      <style:text-properties fo:background-color="#e5e5e5"/>
    </style:style>
    <style:style style:name="Titre_20_2_20_Car" style:display-name="Titre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A_20_Paragraphe_20_avec_20_séparation_20_en_20_haut_20_Car" style:display-name="TA Paragraphe avec séparation en haut Car" style:family="text" style:parent-style-name="TA_20_Paragraphe_20_Car"/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egoe UI" style:font-family-asian="'Segoe UI'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family="Cambria" style:font-family-generic="roman" style:font-pitch="variable" fo:font-size="10pt" fo:font-style="italic" fo:font-weight="bold" style:font-name-asian="Segoe UI" style:font-family-asian="'Segoe UI'" style:font-family-generic-asian="system" style:font-pitch-asian="variable" style:font-size-asian="10pt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Segoe UI" style:font-family-asian="'Segoe UI'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Titre_20_9_20_Car" style:display-name="Titre 9 C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1" style:font-family-complex="Tahoma" style:font-family-generic-complex="system" style:font-pitch-complex="variable" style:font-size-complex="10pt" style:font-style-complex="italic"/>
    </style:style>
    <style:style style:name="TA_20_Style_20_clair" style:display-name="TA Style clair" style:family="text" style:parent-style-name="Default_20_Paragraph_20_Font">
      <style:text-properties fo:color="#4f81bd"/>
    </style:style>
    <style:style style:name="TA_20_Style_20_foncé" style:display-name="TA Style foncé" style:family="text" style:parent-style-name="Default_20_Paragraph_20_Font">
      <style:text-properties fo:color="#1f497d"/>
    </style:style>
    <style:style style:name="TA_20_Element_20_foncé_20_marqué" style:display-name="TA Element foncé marqué" style:family="text" style:parent-style-name="TA_20_Style_20_foncé">
      <style:text-properties fo:font-size="12pt" fo:font-weight="bold" style:font-size-asian="12pt" style:font-weight-asian="bold"/>
    </style:style>
    <style:style style:name="TA_20_Element_20_foncé" style:display-name="TA Element foncé" style:family="text" style:parent-style-name="TA_20_Style_20_foncé">
      <style:text-properties fo:font-size="12pt" style:font-size-asian="12pt"/>
    </style:style>
    <style:style style:name="TA_20_Element_20_clair_20_marqué" style:display-name="TA Element clair marqué" style:family="text" style:parent-style-name="TA_20_Style_20_clair">
      <style:text-properties fo:color="#ffffff" fo:font-size="12pt" fo:font-weight="bold" style:font-size-asian="12pt" style:font-weight-asian="bold"/>
    </style:style>
    <style:style style:name="TA_20_Element_20_clair" style:display-name="TA Element clair" style:family="text" style:parent-style-name="TA_20_Style_20_clair">
      <style:text-properties fo:font-size="12pt" style:font-size-asian="12pt"/>
    </style:style>
    <style:style style:name="TA_20_Element_20_clair_20_soutenu" style:display-name="TA Element clair soutenu" style:family="text" style:parent-style-name="TA_20_Style_20_clair">
      <style:text-properties fo:font-size="14pt" fo:font-weight="bold" style:font-size-asian="14pt" style:font-weight-asian="bold"/>
    </style:style>
    <style:style style:name="TA_20_Titre_20_doc" style:display-name="TA Titre doc" style:family="text" style:parent-style-name="TA_20_Style_20_foncé">
      <style:text-properties fo:font-size="18pt" fo:language="fr" fo:country="FR" fo:font-weight="bold" style:font-size-asian="18pt" style:font-weight-asian="bold"/>
    </style:style>
    <style:style style:name="TA_20_Titre_20_marqué_20_doc" style:display-name="TA Titre marqué doc" style:family="text" style:parent-style-name="TA_20_Style_20_foncé">
      <style:text-properties fo:font-size="18pt" style:font-size-asian="18pt"/>
    </style:style>
    <style:style style:name="TA_20_WhiteTexte_20_Car" style:display-name="TA WhiteTexte Car" style:family="text" style:parent-style-name="TA_20_Texte_20_brut_20_Car">
      <style:text-properties fo:color="#ffffff" fo:font-weight="bold" style:font-weight-asian="bold" style:font-weight-complex="bold"/>
    </style:style>
    <style:style style:name="TA_20_Note" style:display-name="TA Note" style:family="text" style:parent-style-name="Default_20_Paragraph_20_Font">
      <style:text-properties fo:font-style="italic" style:font-style-asian="italic"/>
    </style:style>
    <style:style style:name="TA_20_Paragraphe_20_Image_20_centré_20_Car" style:display-name="TA Paragraphe Image centré Car" style:family="text" style:parent-style-name="TA_20_Paragraphe_20_Car"/>
    <style:style style:name="TA_20_Titre_20_1_20_Car" style:display-name="TA Titre 1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4pt" fo:language="en" fo:country="US" fo:font-weight="bold" style:letter-kerning="true" style:font-name-asian="Segoe UI" style:font-family-asian="'Segoe UI'" style:font-family-generic-asian="system" style:font-pitch-asian="variable" style:font-size-asian="14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A_20_Element_20_Gras_20_Car" style:display-name="TA Element Gras Car" style:family="text" style:parent-style-name="Default_20_Paragraph_20_Font">
      <style:text-properties fo:color="#1f497d" style:font-name="Palatino Linotype" fo:font-family="'Palatino Linotype'" style:font-family-generic="roman" style:font-pitch="variable" fo:font-size="12pt" fo:font-weight="bold" style:font-size-asian="12pt" style:font-weight-asian="bold" style:font-size-complex="12pt"/>
    </style:style>
    <style:style style:name="TA_20_Element_20_Car" style:display-name="TA Element Car" style:family="text" style:parent-style-name="TA_20_Element_20_Gras_20_Car">
      <style:text-properties fo:color="#4f81bd"/>
    </style:style>
    <style:style style:name="TA_20_Texte_20_Car" style:display-name="TA Texte Car" style:family="text" style:parent-style-name="Default_20_Paragraph_20_Font">
      <style:text-properties fo:color="#000000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A_20_Text_20_centré_20_Car" style:display-name="TA Text centré Car" style:family="text" style:parent-style-name="TA_20_Texte_20_Car">
      <style:text-properties style:language-complex="en" style:country-complex="US"/>
    </style:style>
    <style:style style:name="TA_20_Element_20_Clair_20_centré_20_Car" style:display-name="TA Element Clair centré Car" style:family="text" style:parent-style-name="TA_20_Text_20_centré_20_Car"/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color="#8db3e2" fo:font-weight="bold" style:font-weight-asian="bold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Index_20_5_20_Car" style:display-name="Index 5 Car" style:family="text" style:parent-style-name="Default_20_Paragraph_20_Font"/>
    <style:style style:name="TA_20_Titre_20_5_20_avec_20_numérotation_20_Car" style:display-name="TA Titre 5 avec numérotation Car" style:family="text" style:parent-style-name="Index_20_5_20_Car">
      <style:text-properties fo:color="#8db3e2" style:font-name="Palatino Linotype" fo:font-family="'Palatino Linotype'" style:font-family-generic="roman" style:font-pitch="variable" fo:font-size="10pt" style:font-size-asian="10pt" style:language-asian="en" style:country-asian="US" style:font-name-complex="Microsoft Sans Serif" style:font-family-complex="'Microsoft Sans Serif'" style:font-family-generic-complex="system" style:font-pitch-complex="variable" style:font-size-complex="10pt" style:language-complex="en" style:country-complex="US" style:font-weight-complex="bold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TA_20_Titre_20_5_20_sans_20_numérotation_20_Car" style:display-name="TA Titre 5 sans numérotation Car" style:family="text" style:parent-style-name="TA_20_Titre_20_5_20_avec_20_numérotation_20_Car"/>
    <style:style style:name="TA_20_Titre_20_6_20_sans_20_numérotation_20_Car" style:display-name="TA Titre 6 sans numérotation Car" style:family="text" style:parent-style-name="Titre_20_6_20_Car">
      <style:text-properties fo:color="#8db3e2" style:font-style-complex="italic"/>
    </style:style>
    <style:style style:name="TA_20_Titre_20_6_20_avec_20_numérotation_20_Car" style:display-name="TA Titre 6 avec numérotation Car" style:family="text" style:parent-style-name="TA_20_Titre_20_6_20_sans_20_numérotation_20_Car">
      <style:text-properties fo:font-style="italic" style:font-style-asian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fo:color="#1f497d"/>
    </style:style>
    <style:style style:name="ListLabel_20_3" style:display-name="ListLabel 3" style:family="text">
      <style:text-properties fo:color="#4f81bd"/>
    </style:style>
    <style:style style:name="ListLabel_20_4" style:display-name="ListLabel 4" style:family="text">
      <style:text-properties fo:color="#8db3e2"/>
    </style:style>
    <style:style style:name="ListLabel_20_5" style:display-name="ListLabel 5" style:family="text">
      <style:text-properties fo:color="#c6d9f1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use-window-font-color="true" fo:font-style="normal" fo:font-weight="normal" style:font-style-asian="normal" style:font-weight-asian="normal"/>
    </style:style>
    <style:style style:name="ListLabel_20_8" style:display-name="ListLabel 8" style:family="text">
      <style:text-properties fo:color="#4f81bd"/>
    </style:style>
    <style:style style:name="ListLabel_20_9" style:display-name="ListLabel 9" style:family="text">
      <style:text-properties fo:color="#8db3e2"/>
    </style:style>
    <style:style style:name="ListLabel_20_10" style:display-name="ListLabel 10" style:family="text">
      <style:text-properties fo:color="#c6d9f1"/>
    </style:style>
    <style:style style:name="ListLabel_20_11" style:display-name="ListLabel 11" style:family="text">
      <style:text-properties style:use-window-font-color="true"/>
    </style:style>
    <style:style style:name="ListLabel_20_12" style:display-name="ListLabel 12" style:family="text">
      <style:text-properties style:use-window-font-color="true"/>
    </style:style>
    <style:style style:name="ListLabel_20_13" style:display-name="ListLabel 13" style:family="text">
      <style:text-properties style:use-window-font-color="true"/>
    </style:style>
    <style:style style:name="ListLabel_20_14" style:display-name="ListLabel 14" style:family="text">
      <style:text-properties style:use-window-font-color="true"/>
    </style:style>
    <style:style style:name="ListLabel_20_15" style:display-name="ListLabel 15" style:family="text">
      <style:text-properties style:use-window-font-color="true"/>
    </style:style>
    <style:style style:name="ListLabel_20_16" style:display-name="ListLabel 16" style:family="text">
      <style:text-properties fo:color="#1f497d"/>
    </style:style>
    <style:style style:name="ListLabel_20_17" style:display-name="ListLabel 17" style:family="text">
      <style:text-properties fo:color="#1f497d"/>
    </style:style>
    <style:style style:name="ListLabel_20_18" style:display-name="ListLabel 18" style:family="text">
      <style:text-properties fo:color="#4f81bd"/>
    </style:style>
    <style:style style:name="ListLabel_20_19" style:display-name="ListLabel 19" style:family="text">
      <style:text-properties fo:color="#8db3e2"/>
    </style:style>
    <style:style style:name="ListLabel_20_20" style:display-name="ListLabel 20" style:family="text">
      <style:text-properties fo:color="#4f81bd" fo:font-size="18pt" style:text-underline-style="solid" style:text-underline-width="auto" style:text-underline-color="#4f81bd" fo:font-weight="bold" style:font-size-asian="18pt" style:font-weight-asian="bold"/>
    </style:style>
    <style:style style:name="ListLabel_20_21" style:display-name="ListLabel 21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2" style:display-name="ListLabel 22" style:family="text">
      <style:text-properties style:font-name-asian="Segoe UI" style:font-family-asian="'Segoe UI'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3" style:display-name="ListLabel 23" style:family="text">
      <style:text-properties fo:color="#1f497d"/>
    </style:style>
    <style:style style:name="ListLabel_20_24" style:display-name="ListLabel 24" style:family="text">
      <style:text-properties fo:color="#4f81bd"/>
    </style:style>
    <style:style style:name="ListLabel_20_25" style:display-name="ListLabel 25" style:family="text">
      <style:text-properties fo:color="#8db3e2"/>
    </style:style>
    <style:style style:name="ListLabel_20_26" style:display-name="ListLabel 26" style:family="text">
      <style:text-properties fo:color="#c6d9f1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fo:color="#1f497d"/>
    </style:style>
    <style:style style:name="ListLabel_20_29" style:display-name="ListLabel 29" style:family="text">
      <style:text-properties fo:color="#1f497d"/>
    </style:style>
    <style:style style:name="ListLabel_20_30" style:display-name="ListLabel 30" style:family="text">
      <style:text-properties fo:color="#4f81bd"/>
    </style:style>
    <style:style style:name="ListLabel_20_31" style:display-name="ListLabel 31" style:family="text">
      <style:text-properties fo:color="#8db3e2"/>
    </style:style>
    <style:style style:name="ListLabel_20_32" style:display-name="ListLabel 32" style:family="text">
      <style:text-properties style:use-window-font-color="true" fo:font-style="normal" fo:font-weight="normal" style:font-style-asian="normal" style:font-weight-asian="normal"/>
    </style:style>
    <style:style style:name="ListLabel_20_33" style:display-name="ListLabel 33" style:family="text">
      <style:text-properties fo:color="#4f81bd"/>
    </style:style>
    <style:style style:name="ListLabel_20_34" style:display-name="ListLabel 34" style:family="text">
      <style:text-properties fo:color="#8db3e2"/>
    </style:style>
    <style:style style:name="ListLabel_20_35" style:display-name="ListLabel 35" style:family="text">
      <style:text-properties fo:color="#c6d9f1"/>
    </style:style>
    <style:style style:name="ListLabel_20_36" style:display-name="ListLabel 36" style:family="text">
      <style:text-properties style:use-window-font-color="true"/>
    </style:style>
    <style:style style:name="ListLabel_20_37" style:display-name="ListLabel 37" style:family="text">
      <style:text-properties style:use-window-font-color="true"/>
    </style:style>
    <style:style style:name="ListLabel_20_38" style:display-name="ListLabel 38" style:family="text">
      <style:text-properties style:use-window-font-color="true"/>
    </style:style>
    <style:style style:name="ListLabel_20_39" style:display-name="ListLabel 39" style:family="text">
      <style:text-properties style:use-window-font-color="true"/>
    </style:style>
    <style:style style:name="ListLabel_20_40" style:display-name="ListLabel 40" style:family="text">
      <style:text-properties style:use-window-font-color="tru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hiérarchique" style:display-name="TA Liste hiérarchiq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puce" style:display-name="TA Liste à puc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numéros" style:display-name="TA Liste à numéros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Liste_20_à_20_tiret" style:display-name="TA Liste à tire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_20_2008" style:display-name="TA 200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A2009_20_Hiérarchie" style:display-name="TA2009 Hiérarchi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5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17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18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1" style:num-suffix=".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cm" fo:margin-left="1.7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63cm" fo:margin-left="2.8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cm" fo:margin-left="3.9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cm" fo:margin-left="5.03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3cm" fo:margin-left="6.1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cm" fo:margin-left="7.2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cm" fo:margin-left="8.33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63cm" fo:margin-left="9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Chapitre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space" fo:text-indent="-0.33cm" fo:margin-left="0.3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3cm" fo:margin-left="1.43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3cm" fo:margin-left="2.5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33cm" fo:margin-left="3.63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33cm" fo:margin-left="4.73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space" fo:text-indent="-0.33cm" fo:margin-left="5.833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space" fo:text-indent="-0.33cm" fo:margin-left="6.93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space" fo:text-indent="-0.33cm" fo:margin-left="8.03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space" fo:text-indent="-0.33cm" fo:margin-left="9.1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2.3cm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3.6cm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4.9cm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2cm" fo:text-indent="-0.501cm" fo:margin-left="6.3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5cm" fo:text-indent="-0.501cm" fo:margin-left="7.6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cm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0.1cm" fo:text-indent="-0.501cm" fo:margin-left="10.2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cm" fo:text-indent="-0.501cm" fo:margin-left="11.5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501cm" fo:margin-left="1.101cm"/>
        </style:list-level-properties>
      </text:list-level-style-number>
      <text:list-level-style-number text:level="2" text:style-name="ListLabel_20_29" style:num-suffix="." style:num-format="1">
        <style:list-level-properties text:list-level-position-and-space-mode="label-alignment">
          <style:list-level-label-alignment text:label-followed-by="listtab" fo:text-indent="-0.501cm" fo:margin-left="2.401cm"/>
        </style:list-level-properties>
      </text:list-level-style-number>
      <text:list-level-style-number text:level="3" text:style-name="ListLabel_20_30" style:num-suffix="." style:num-format="1">
        <style:list-level-properties text:list-level-position-and-space-mode="label-alignment">
          <style:list-level-label-alignment text:label-followed-by="listtab" fo:text-indent="-0.501cm" fo:margin-left="3.70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501cm" fo:margin-left="5.00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501cm" fo:margin-left="6.30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501cm" fo:margin-left="7.60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501cm" fo:margin-left="8.90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501cm" fo:margin-left="10.2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501cm" fo:margin-left="1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501cm" fo:margin-left="1.1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3" style:num-suffix="-" text:bullet-char="-">
        <style:list-level-properties text:list-level-position-and-space-mode="label-alignment">
          <style:list-level-label-alignment text:label-followed-by="listtab" fo:text-indent="-0.501cm" fo:margin-left="2.4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4" style:num-suffix="-" text:bullet-char="-">
        <style:list-level-properties text:list-level-position-and-space-mode="label-alignment">
          <style:list-level-label-alignment text:label-followed-by="listtab" fo:text-indent="-0.501cm" fo:margin-left="3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5" style:num-suffix="-" text:bullet-char="-">
        <style:list-level-properties text:list-level-position-and-space-mode="label-alignment">
          <style:list-level-label-alignment text:label-followed-by="listtab" fo:text-indent="-0.501cm" fo:margin-left="5.0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6" style:num-suffix="-" text:bullet-char="-">
        <style:list-level-properties text:list-level-position-and-space-mode="label-alignment">
          <style:list-level-label-alignment text:label-followed-by="listtab" fo:text-indent="-0.501cm" fo:margin-left="6.3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7" style:num-suffix="-" text:bullet-char="-">
        <style:list-level-properties text:list-level-position-and-space-mode="label-alignment">
          <style:list-level-label-alignment text:label-followed-by="listtab" fo:text-indent="-0.501cm" fo:margin-left="7.6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8" style:num-suffix="-" text:bullet-char="-">
        <style:list-level-properties text:list-level-position-and-space-mode="label-alignment">
          <style:list-level-label-alignment text:label-followed-by="listtab" fo:text-indent="-0.501cm" fo:margin-left="8.9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-" text:bullet-char="-">
        <style:list-level-properties text:list-level-position-and-space-mode="label-alignment">
          <style:list-level-label-alignment text:label-followed-by="listtab" fo:text-indent="-0.501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0" style:num-suffix="-" text:bullet-char="-">
        <style:list-level-properties text:list-level-position-and-space-mode="label-alignment">
          <style:list-level-label-alignment text:label-followed-by="listtab" fo:text-indent="-0.501cm" fo:margin-left="11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323cm" fo:margin-left="1.32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55cm" fo:margin-left="1.45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55cm" fo:margin-left="1.84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55cm" fo:margin-left="2.23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55cm" fo:margin-left="2.61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45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8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4.8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5.25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6.2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058cm" fo:margin-left="1.05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402cm" fo:margin-left="1.40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596cm" fo:margin-left="1.59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499cm" fo:margin-right="2.499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13.511cm" svg:y="-0.381cm" svg:width="4.47cm" svg:height="1.134cm" draw:z-index="2"><draw:image xlink:href="Pictures/1000000000000210000000868CABC5E994E5C60B.jpg" xlink:type="simple" xlink:show="embed" xlink:actuate="onLoad" loext:mime-type="image/jpeg"/></draw:frame><draw:frame draw:style-name="Mfr1" draw:name="Image2" text:anchor-type="paragraph" svg:x="-1.96cm" svg:y="-0.826cm" svg:width="4.955cm" svg:height="2.007cm" draw:z-index="4"><draw:image xlink:href="Pictures/10000000000001610000008FDFBD5D1D5CF9F627.png" xlink:type="simple" xlink:show="embed" xlink:actuate="onLoad" loext:mime-type="image/png"/></draw:frame></text:p>
      </style:header>
      <style:footer>
        <text:p text:style-name="MP1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Titre&gt;</dc:title>
    <dc:subject>&lt;Titre du document&gt;</dc:subject>
    <meta:editing-cycles>63</meta:editing-cycles>
    <meta:creation-date>2019-09-28T15:39:09.338000000</meta:creation-date>
    <dc:date>2020-02-06T08:54:14.338000000</dc:date>
    <meta:editing-duration>PT6H4M21S</meta:editing-duration>
    <meta:generator>LibreOffice/6.2.4.2$Windows_X86_64 LibreOffice_project/2412653d852ce75f65fbfa83fb7e7b669a126d64</meta:generator>
    <meta:print-date>2020-02-06T08:51:33.178000000</meta:print-date>
    <meta:document-statistic meta:table-count="2" meta:image-count="2" meta:object-count="0" meta:page-count="2" meta:paragraph-count="44" meta:word-count="296" meta:character-count="1824" meta:non-whitespace-character-count="1565"/>
    <meta:user-defined meta:name="AppVersion">12.0000</meta:user-defined>
    <meta:user-defined meta:name="Company">Hewlett-Packard</meta:user-defined>
    <meta:user-defined meta:name="ContentTypeId">0x0101001B1D15AF78AC65438BEE5DA31FFDF65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&lt;Projet&gt;</meta:user-defined>
    <meta:user-defined meta:name="contentType" meta:value-type="string">Document</meta:user-defined>
    <meta:template xlink:type="simple" xlink:actuate="onRequest" xlink:title="[MODELE]ModeleCourt" xlink:href=""/>
  </office:meta>
</office:document-meta>
</file>